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0.5in" fo:margin-right="0in" fo:margin-top="0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in" loext:contextual-spacing="false" fo:text-indent="-0.25in" style:auto-text-indent="false"/>
    </style:style>
    <style:style style:name="P31" style:family="paragraph" style:parent-style-name="Standard" style:list-style-name="WWNum3">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in" loext:contextual-spacing="false" fo:text-indent="-0.25in" style:auto-text-indent="false"/>
    </style:style>
    <style:style style:name="P36" style:family="paragraph" style:parent-style-name="Standard" style:list-style-name="WWNum1">
      <style:paragraph-properties fo:margin-left="1in" fo:margin-right="0in" fo:margin-top="0in" fo:margin-bottom="0in" loext:contextual-spacing="false" fo:text-indent="-0.25in" style:auto-text-indent="false"/>
    </style:style>
    <style:style style:name="P37" style:family="paragraph" style:parent-style-name="Heading_20_1" style:list-style-name="WWNum5"/>
    <style:style style:name="P38" style:family="paragraph" style:parent-style-name="Heading_20_1" style:list-style-name="WWNum5">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font-style="italic" style:text-underline-style="solid" style:text-underline-width="auto" style:text-underline-color="font-color"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Aplicaciones Ofimáticas (Office Applications)</text:span><text:span text:style-name="T2"><text:line-break/></text:span><text:span text:style-name="T3">UD 01. Actividades evaluabl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Fecha de entrega</text:span></text:a><text:span text:style-name="T18"><text:tab/>3</text:span></text:p>
          <text:p text:style-name="P14"><text:a xlink:type="simple" xlink:href="#_9maybllx2a09" text:style-name="Index_20_Link" text:visited-style-name="Index_20_Link"><text:span text:style-name="T18">Observaciones previas a la realización de tareas evaluables</text:span></text:a><text:span text:style-name="T18"><text:tab/>3</text:span></text:p>
          <text:p text:style-name="P14"><text:a xlink:type="simple" xlink:href="#_mddm13ai61n6" text:style-name="Index_20_Link" text:visited-style-name="Index_20_Link"><text:span text:style-name="T18">Actividad 01</text:span></text:a><text:span text:style-name="T18"><text:tab/>3</text:span></text:p>
          <text:p text:style-name="P14"><text:a xlink:type="simple" xlink:href="#_zfin7g2mnwq7" text:style-name="Index_20_Link" text:visited-style-name="Index_20_Link"><text:span text:style-name="T18">Actividad 02</text:span></text:a><text:span text:style-name="T18"><text:tab/>3</text:span></text:p>
          <text:p text:style-name="P14"><text:a xlink:type="simple" xlink:href="#_2jrdb1qtixer" text:style-name="Index_20_Link" text:visited-style-name="Index_20_Link"><text:span text:style-name="T18">Actividad 03</text:span></text:a><text:span text:style-name="T18"><text:tab/>3</text:span></text:p>
          <text:p text:style-name="P14"><text:a xlink:type="simple" xlink:href="#_2onmo9h3ztu2" text:style-name="Index_20_Link" text:visited-style-name="Index_20_Link"><text:span text:style-name="T18">Actividad 04</text:span></text:a><text:span text:style-name="T18"><text:tab/>4</text:span></text:p>
          <text:p text:style-name="P14"><text:a xlink:type="simple" xlink:href="#_8iqjrcpfe8ob" text:style-name="Index_20_Link" text:visited-style-name="Index_20_Link"><text:span text:style-name="T18">Actividad 05</text:span></text:a><text:span text:style-name="T18"><text:tab/>4</text:span></text:p>
          <text:p text:style-name="P14"><text:a xlink:type="simple" xlink:href="#_7sj3mdof9442" text:style-name="Index_20_Link" text:visited-style-name="Index_20_Link"><text:span text:style-name="T18">Actividad 06</text:span></text:a><text:span text:style-name="T18"><text:tab/>4</text:span></text:p>
          <text:p text:style-name="P14"><text:a xlink:type="simple" xlink:href="#_ti3i7i5eioz" text:style-name="Index_20_Link" text:visited-style-name="Index_20_Link"><text:span text:style-name="T18">Actividad 07</text:span></text:a><text:span text:style-name="T18"><text:tab/>4</text:span></text:p>
          <text:p text:style-name="P14"><text:a xlink:type="simple" xlink:href="#_9vftp2q7ppxx" text:style-name="Index_20_Link" text:visited-style-name="Index_20_Link"><text:span text:style-name="T18">Actividad 08 (English)</text:span></text:a><text:span text:style-name="T18"><text:tab/>4</text:span></text:p>
          <text:p text:style-name="P15"><text:a xlink:type="simple" xlink:href="#_2rluffuiowlb" text:style-name="Index_20_Link" text:visited-style-name="Index_20_Link"><text:span text:style-name="T18">Actividad 09</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20"><text:span text:style-name="T15">UD01. Actividades evaluables 01</text:span></text:p>
      <text:list xml:id="list3445329974" text:style-name="WWNum5">
        <text:list-item>
          <text:p text:style-name="P38"><text:bookmark text:name="_dbh0n1vac4c8"/>Fecha de entrega</text:p>
        </text:list-item>
      </text:list>
      <text:p text:style-name="Standard"><text:span text:style-name="T10">Fecha límite de entrega: </text:span><text:span text:style-name="T19">Miércoles 13 de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30045477673516" text:continue-numbering="true" text:style-name="WWNum5">
        <text:list-item>
          <text:p text:style-name="P38"><text:bookmark text:name="_9maybllx2a09"/><text:soft-page-break/>Observaciones previas a la realización de tareas evaluables</text:p>
        </text:list-item>
      </text:list>
      <text:list xml:id="list2282221730" text:style-name="WWNum3">
        <text:list-item>
          <text:p text:style-name="P25">Salvo excepciones que lo indique en cada actividad, deberás generar un único documento para todo el boletín y en ese documento incluir la respuesta a cada actividad.</text:p>
        </text:list-item>
      </text:list>
      <text:list xml:id="list2236472307" text:style-name="WWNum2">
        <text:list-item>
          <text:list>
            <text:list-item>
              <text:p text:style-name="P34">Si para la entrega se requiere entregar varios ficheros, entrégalos comprimido en un único fichero con extensión “.zip”.</text:p>
            </text:list-item>
          </text:list>
        </text:list-item>
      </text:list>
      <text:list xml:id="list30046710502454" text:continue-list="list2282221730" text:style-name="WWNum3">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35">El índice solo será necesario si el documento (sin contar portada) ocupa más de una página y tiene más de un apartado. </text:p>
            </text:list-item>
          </text:list>
        </text:list-item>
        <text:list-item>
          <text:p text:style-name="P31">Las actividades deben realizarse en la lengua indicada en cada actividad. La gramática y la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30045494703345" text:continue-list="list30045477673516" text:style-name="WWNum5">
        <text:list-item>
          <text:p text:style-name="P38"><text:bookmark text:name="_mddm13ai61n6"/>Actividad 01</text:p>
        </text:list-item>
      </text:list>
      <text:p text:style-name="P10">Explica en un documento que es una suite ofimática. Al realizar la explicación explica las diferencias entre una suite ofimática local (instalada en tu ordenador) y una suite ofimática en la nube utilizada a través de un navegador.</text:p>
      <text:p text:style-name="P11"><text:span text:style-name="T9"><text:s/>📕 </text:span><text:span text:style-name="T10">A entregar: </text:span>texto con la explicación solicitada. Enséñalo a tu profesor antes de entregarlo.</text:p>
      <text:list xml:id="list30045593123673" text:continue-numbering="true" text:style-name="WWNum5">
        <text:list-item>
          <text:p text:style-name="P37"><text:bookmark text:name="_zfin7g2mnwq7"/>Actividad 02</text:p>
        </text:list-item>
      </text:list>
      <text:p text:style-name="P10">Nombra los tipos de aplicaciones ofimáticas que conozcas (esperamos entre 5 y 10). Para cada tipo, indica un ejemplo de aplicación ofimática local y un ejemplo de aplicación en la nube.</text:p>
      <text:p text:style-name="P11"><text:span text:style-name="T9"><text:s/>📕 </text:span><text:span text:style-name="T10">A entregar: </text:span>texto con tipos y ejemplos solicitados.</text:p>
      <text:list xml:id="list30044906580195" text:continue-numbering="true" text:style-name="WWNum5">
        <text:list-item>
          <text:p text:style-name="P37"><text:bookmark text:name="_2jrdb1qtixer"/>Actividad 03</text:p>
        </text:list-item>
      </text:list>
      <text:p text:style-name="Standard">Nombra al menos 3 suites ofimáticas que conozcas (al menos 1 en la nube y al menos 1 local). De cada una, indica qué tipos de aplicaciones ofimáticas posee.</text:p>
      <text:p text:style-name="P11"><text:span text:style-name="T9"><text:s/>📕 </text:span><text:span text:style-name="T10">A entregar: </text:span>texto con nombre de suites y tipos de aplicaciones que poseen.</text:p>
      <text:list xml:id="list30046367991133" text:continue-numbering="true" text:style-name="WWNum5">
        <text:list-item>
          <text:p text:style-name="P37"><text:bookmark text:name="_2onmo9h3ztu2"/>Actividad 04</text:p>
        </text:list-item>
      </text:list>
      <text:p text:style-name="Standard">¿Qué peligros tiene el utilizar aplicaciones ofimáticas en la nube? ¿Son seguras? ¿Con qué tipo de documentos <text:span text:style-name="T20">NUNCA </text:span>deberíamos utilizarlas?</text:p>
      <text:p text:style-name="P11"><text:span text:style-name="T9"><text:s/>📕 </text:span><text:span text:style-name="T10">A entregar: </text:span>texto respondiendo a las preguntas solicitadas. Enséñalo a tu profesor antes de entregarlo.</text:p>
      <text:list xml:id="list30045108860236" text:continue-numbering="true" text:style-name="WWNum5">
        <text:list-item>
          <text:p text:style-name="P37"><text:bookmark text:name="_8iqjrcpfe8ob"/>Actividad 05</text:p>
        </text:list-item>
      </text:list>
      <text:p text:style-name="Standard">Visualiza el siguiente video sobre ergonomía aplicada a ordenadores de sobremesa y ordenadores portátiles. <text:a xlink:type="simple" xlink:href="https://www.youtube.com/watch?v=e-3_rKmsjmQ" text:style-name="ListLabel_20_37" text:visited-style-name="ListLabel_20_37"><text:span text:style-name="T21">https://www.youtube.com/watch?v=e-3_rKmsjmQ</text:span></text:a></text:p>
      <text:p text:style-name="Standard">Resume los consejos de ergonomía que nos da este video.</text:p>
      <text:p text:style-name="P11"><text:span text:style-name="T9"><text:s/>📕 </text:span><text:span text:style-name="T10">A entregar: </text:span>texto resumiendo los consejos del video.</text:p>
      <text:list xml:id="list30046503675354" text:continue-numbering="true" text:style-name="WWNum5">
        <text:list-item>
          <text:p text:style-name="P37"><text:bookmark text:name="_7sj3mdof9442"/>Actividad 06</text:p>
        </text:list-item>
      </text:list>
      <text:p text:style-name="Standard">Investiga en Internet consejos de ergonomía aplicados en concreto al uso de smartphones/tablets. Resume los consejos que encuentres.</text:p>
      <text:p text:style-name="P11"><text:span text:style-name="T9"><text:s/>📕 </text:span><text:span text:style-name="T10">A entregar: </text:span>texto resumiendo los consejos encontrados. Enséñalo a tu profesor antes de entregarlo.</text:p>
      <text:list xml:id="list30046040640435" text:continue-numbering="true" text:style-name="WWNum5">
        <text:list-item>
          <text:p text:style-name="P37"><text:bookmark text:name="_ti3i7i5eioz"/><text:soft-page-break/>Actividad 07</text:p>
        </text:list-item>
      </text:list>
      <text:p text:style-name="Standard">Investiga en Internet consejos para evitar tanto fatiga visual como mental en el uso de pantallas de visualización de datos (sobremesa, portátil y smartphone/tablet”). Resume lo encontrado.</text:p>
      <text:p text:style-name="P11"><text:span text:style-name="T9"><text:s/>📕 </text:span><text:span text:style-name="T10">A entregar: </text:span>texto resumiendo los consejos encontrados. Enséñalo a tu profesor antes de entregarlo.</text:p>
      <text:list xml:id="list30046033552869" text:continue-numbering="true" text:style-name="WWNum5">
        <text:list-item>
          <text:p text:style-name="P37"><text:bookmark text:name="_9vftp2q7ppxx"/>Actividad 08 (English)</text:p>
        </text:list-item>
      </text:list>
      <text:p text:style-name="Standard">¿Qué es una "Cheat sheet?” ¿Cuál sería la traducción al castellano de este término? Explica el sentido de la traducción. Proporciónanos el enlace de “Cheat sheets” que encuentres relacionadas con ofimática, proporcionando al menos 2 en castellano y 2 en inglés.</text:p>
      <text:p text:style-name="P11"><text:span text:style-name="T9"><text:s/>📕 </text:span><text:span text:style-name="T10">A entregar: </text:span>definición del término, traducción y enlaces solicitados. <text:span text:style-name="T19">Entrega en inglés.</text:span></text:p>
      <text:list xml:id="list30046157694237" text:continue-numbering="true" text:style-name="WWNum5">
        <text:list-item>
          <text:p text:style-name="P37"><text:bookmark text:name="_2rluffuiowlb"/>Actividad 09</text:p>
        </text:list-item>
      </text:list>
      <text:p text:style-name="Standard">Vamos a utilizar la información depositada en estas 3 “Cheat Sheets” de búsqueda de contenidos en Google </text:p>
      <text:list xml:id="list606109717" text:style-name="WWNum4">
        <text:list-item>
          <text:p text:style-name="P26"><text:a xlink:type="simple" xlink:href="https://www.googleguide.com/print/adv_op_ref.pdf" text:style-name="ListLabel_20_37" text:visited-style-name="ListLabel_20_37"><text:span text:style-name="T21">https://www.googleguide.com/print/adv_op_ref.pdf</text:span></text:a></text:p>
        </text:list-item>
        <text:list-item>
          <text:p text:style-name="P29"><text:a xlink:type="simple" xlink:href="https://sites.google.com/site/gwebsearcheducation/goodies" text:style-name="ListLabel_20_37" text:visited-style-name="ListLabel_20_37"><text:span text:style-name="T21">https://sites.google.com/site/gwebsearcheducation/goodies</text:span></text:a></text:p>
        </text:list-item>
        <text:list-item>
          <text:p text:style-name="P32"><text:a xlink:type="simple" xlink:href="http://static.googleusercontent.com/media/www.google.com/en//educators/downloads/Tips_Tricks_85x11.pdf" text:style-name="ListLabel_20_37" text:visited-style-name="ListLabel_20_37"><text:span text:style-name="T21">http://static.googleusercontent.com/media/www.google.com/en//educators/downloads/Tips_Tricks_85x11.pdf</text:span></text:a></text:p>
        </text:list-item>
      </text:list>
      <text:p text:style-name="Standard"/>
      <text:p text:style-name="Standard">Utilizando estas “Cheat sheets” responde a las siguientes preguntas:</text:p>
      <text:list xml:id="list3304373723" text:style-name="WWNum1">
        <text:list-item>
          <text:p text:style-name="P27">¿Cómo podríamos buscar ficheros PDF sobre revistas de institutos de secundaria?</text:p>
          <text:list>
            <text:list-item>
              <text:p text:style-name="P36">Truco: al buscar puedes usar el acrónimo “IES”.</text:p>
            </text:list-item>
          </text:list>
        </text:list-item>
        <text:list-item>
          <text:p text:style-name="P30">¿Cómo podríamos hacer una búsqueda solo en la web del “IES Serra Perenxisa”? <text:a xlink:type="simple" xlink:href="https://mestreacasa.gva.es/web/iesserraperenxisa" text:style-name="ListLabel_20_37" text:visited-style-name="ListLabel_20_37"><text:span text:style-name="T21">https://mestreacasa.gva.es/web/iesserraperenxisa</text:span></text:a></text:p>
        </text:list-item>
        <text:list-item>
          <text:p text:style-name="P30">¿Cómo podríamos buscar un texto literal completo (no palabras sueltas) que esté en una web actualizada entre 2019 y 2021?</text:p>
        </text:list-item>
        <text:list-item>
          <text:p text:style-name="P33">¿Qué webs han enlazado al sitio web <text:a xlink:type="simple" xlink:href="http://www.meneame.net" text:style-name="ListLabel_20_37" text:visited-style-name="ListLabel_20_37"><text:span text:style-name="T21">www.meneame.net</text:span></text:a>, que no sean el propio <text:a xlink:type="simple" xlink:href="http://www.meneame.net" text:style-name="ListLabel_20_37" text:visited-style-name="ListLabel_20_37"><text:span text:style-name="T21">www.meneame.net</text:span></text:a>?</text:p>
        </text:list-item>
      </text:list>
      <text:p text:style-name="Standard"/>
      <text:p text:style-name="P11"><text:span text:style-name="T9"><text:s/>📕 </text:span><text:span text:style-name="T10">A entregar: </text:span>cadenas de búsqueda utilizadas en <text:a xlink:type="simple" xlink:href="http://www.google.com" text:style-name="ListLabel_20_37" text:visited-style-name="ListLabel_20_37"><text:span text:style-name="T21">www.google.com</text:span></text:a> para las preguntas solicita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Actividades evaluables 01</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76" meta:word-count="839" meta:character-count="5478" meta:non-whitespace-character-count="4717"/>
    <meta:generator>LibreOfficeDev/6.0.5.2$Linux_X86_64 LibreOffice_project/</meta:generator>
  </office:meta>
</office:document-meta>
</file>